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=190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=0.04, q0 = 0.2,N_sites=100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_occupied = 19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polariz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on number</text:p>
          </table:table-cell>
          <table:table-cell/>
          <table:table-cell office:value-type="string" calcext:value-type="string">
            <text:p>Initial chemical potential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free energy per particle</text:p>
          </table:table-cell>
          <table:table-cell/>
          <table:table-cell office:value-type="string" calcext:value-type="string">
            <text:p>total free energy per 190 el</text:p>
          </table:table-cell>
          <table:table-cell/>
          <table:table-cell office:value-type="string" calcext:value-type="string">
            <text:p>average curvature (per particle)</text:p>
          </table:table-cell>
          <table:table-cell table:number-columns-repeated="2"/>
          <table:table-cell office:value-type="string" calcext:value-type="string">
            <text:p>polarization</text:p>
          </table:table-cell>
        </table:table-row>
        <table:table-row table:style-name="ro1">
          <table:table-cell office:value-type="float" office:value="189.97" calcext:value-type="float">
            <text:p>189.97</text:p>
          </table:table-cell>
          <table:table-cell/>
          <table:table-cell office:value-type="float" office:value="0.2986" calcext:value-type="float">
            <text:p>0.298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13799" calcext:value-type="float">
            <text:p>-0.13799</text:p>
          </table:table-cell>
          <table:table-cell/>
          <table:table-cell table:formula="of:=[.G6]*190" office:value-type="float" office:value="-26.2181" calcext:value-type="float">
            <text:p>-26.2181</text:p>
          </table:table-cell>
          <table:table-cell/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299" calcext:value-type="float">
            <text:p>0.299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-0.13849" calcext:value-type="float">
            <text:p>-0.13849</text:p>
          </table:table-cell>
          <table:table-cell/>
          <table:table-cell table:formula="of:=[.G7]*190" office:value-type="float" office:value="-26.3131" calcext:value-type="float">
            <text:p>-26.3131</text:p>
          </table:table-cell>
          <table:table-cell/>
          <table:table-cell office:value-type="float" office:value="11.97" calcext:value-type="float">
            <text:p>11.97</text:p>
          </table:table-cell>
          <table:table-cell table:number-columns-repeated="2"/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2993" calcext:value-type="float">
            <text:p>0.299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0.139438" calcext:value-type="float">
            <text:p>-0.139438</text:p>
          </table:table-cell>
          <table:table-cell/>
          <table:table-cell table:formula="of:=[.G8]*190" office:value-type="float" office:value="-26.49322" calcext:value-type="float">
            <text:p>-26.49322</text:p>
          </table:table-cell>
          <table:table-cell/>
          <table:table-cell office:value-type="float" office:value="12.03" calcext:value-type="float">
            <text:p>12.03</text:p>
          </table:table-cell>
          <table:table-cell table:number-columns-repeated="2"/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2998" calcext:value-type="float">
            <text:p>0.2998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office:value-type="float" office:value="-0.14083" calcext:value-type="float">
            <text:p>-0.14083</text:p>
          </table:table-cell>
          <table:table-cell/>
          <table:table-cell table:formula="of:=[.G9]*190" office:value-type="float" office:value="-26.7577" calcext:value-type="float">
            <text:p>-26.7577</text:p>
          </table:table-cell>
          <table:table-cell/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004" calcext:value-type="float">
            <text:p>0.30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1426" calcext:value-type="float">
            <text:p>-0.1426</text:p>
          </table:table-cell>
          <table:table-cell/>
          <table:table-cell table:formula="of:=[.G10]*190" office:value-type="float" office:value="-27.094" calcext:value-type="float">
            <text:p>-27.094</text:p>
          </table:table-cell>
          <table:table-cell/>
          <table:table-cell office:value-type="float" office:value="12.28" calcext:value-type="float">
            <text:p>12.28</text:p>
          </table:table-cell>
          <table:table-cell table:number-columns-repeated="2"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1" calcext:value-type="float">
            <text:p>0.301</text:p>
          </table:table-cell>
          <table:table-cell/>
          <table:table-cell office:value-type="float" office:value="0.035" calcext:value-type="float">
            <text:p>0.035</text:p>
          </table:table-cell>
          <table:table-cell/>
          <table:table-cell office:value-type="float" office:value="-0.14475" calcext:value-type="float">
            <text:p>-0.14475</text:p>
          </table:table-cell>
          <table:table-cell/>
          <table:table-cell table:formula="of:=[.G11]*190" office:value-type="float" office:value="-27.5025" calcext:value-type="float">
            <text:p>-27.5025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3018" calcext:value-type="float">
            <text:p>0.301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147206" calcext:value-type="float">
            <text:p>-0.147206</text:p>
          </table:table-cell>
          <table:table-cell/>
          <table:table-cell table:formula="of:=[.G12]*190" office:value-type="float" office:value="-27.96914" calcext:value-type="float">
            <text:p>-27.96914</text:p>
          </table:table-cell>
          <table:table-cell/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28" calcext:value-type="float">
            <text:p>0.3028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office:value-type="float" office:value="-0.14988" calcext:value-type="float">
            <text:p>-0.14988</text:p>
          </table:table-cell>
          <table:table-cell/>
          <table:table-cell table:formula="of:=[.G13]*190" office:value-type="float" office:value="-28.4772" calcext:value-type="float">
            <text:p>-28.4772</text:p>
          </table:table-cell>
          <table:table-cell/>
          <table:table-cell office:value-type="float" office:value="12.53" calcext:value-type="float">
            <text:p>12.53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304" calcext:value-type="float">
            <text:p>0.3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0.152827" calcext:value-type="float">
            <text:p>-0.152827</text:p>
          </table:table-cell>
          <table:table-cell/>
          <table:table-cell table:formula="of:=[.G14]*190" office:value-type="float" office:value="-29.03713" calcext:value-type="float">
            <text:p>-29.03713</text:p>
          </table:table-cell>
          <table:table-cell/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3052" calcext:value-type="float">
            <text:p>0.3052</text:p>
          </table:table-cell>
          <table:table-cell/>
          <table:table-cell office:value-type="float" office:value="0.055" calcext:value-type="float">
            <text:p>0.055</text:p>
          </table:table-cell>
          <table:table-cell/>
          <table:table-cell office:value-type="float" office:value="-0.156027" calcext:value-type="float">
            <text:p>-0.156027</text:p>
          </table:table-cell>
          <table:table-cell/>
          <table:table-cell table:formula="of:=[.G15]*190" office:value-type="float" office:value="-29.64513" calcext:value-type="float">
            <text:p>-29.64513</text:p>
          </table:table-cell>
          <table:table-cell/>
          <table:table-cell office:value-type="float" office:value="12.55" calcext:value-type="float">
            <text:p>12.55</text:p>
          </table:table-cell>
          <table:table-cell table:number-columns-repeated="2"/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65" calcext:value-type="float">
            <text:p>0.306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0.159482" calcext:value-type="float">
            <text:p>-0.159482</text:p>
          </table:table-cell>
          <table:table-cell/>
          <table:table-cell table:formula="of:=[.G16]*190" office:value-type="float" office:value="-30.30158" calcext:value-type="float">
            <text:p>-30.30158</text:p>
          </table:table-cell>
          <table:table-cell/>
          <table:table-cell office:value-type="float" office:value="12.53" calcext:value-type="float">
            <text:p>12.53</text:p>
          </table:table-cell>
          <table:table-cell table:number-columns-repeated="2"/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08" calcext:value-type="float">
            <text:p>0.308</text:p>
          </table:table-cell>
          <table:table-cell/>
          <table:table-cell office:value-type="float" office:value="0.065" calcext:value-type="float">
            <text:p>0.065</text:p>
          </table:table-cell>
          <table:table-cell/>
          <table:table-cell office:value-type="float" office:value="-0.163255" calcext:value-type="float">
            <text:p>-0.163255</text:p>
          </table:table-cell>
          <table:table-cell/>
          <table:table-cell table:formula="of:=[.G17]*190" office:value-type="float" office:value="-31.01845" calcext:value-type="float">
            <text:p>-31.01845</text:p>
          </table:table-cell>
          <table:table-cell/>
          <table:table-cell office:value-type="float" office:value="12.5" calcext:value-type="float">
            <text:p>12.5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0.07" calcext:value-type="float">
            <text:p>190.07</text:p>
          </table:table-cell>
          <table:table-cell/>
          <table:table-cell office:value-type="float" office:value="0.3095" calcext:value-type="float">
            <text:p>0.309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0.16734" calcext:value-type="float">
            <text:p>-0.16734</text:p>
          </table:table-cell>
          <table:table-cell/>
          <table:table-cell table:formula="of:=[.G18]*190" office:value-type="float" office:value="-31.7946" calcext:value-type="float">
            <text:p>-31.7946</text:p>
          </table:table-cell>
          <table:table-cell/>
          <table:table-cell office:value-type="float" office:value="12.44" calcext:value-type="float">
            <text:p>12.44</text:p>
          </table:table-cell>
          <table:table-cell table:number-columns-repeated="2"/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0.08" calcext:value-type="float">
            <text:p>190.08</text:p>
          </table:table-cell>
          <table:table-cell/>
          <table:table-cell office:value-type="float" office:value="0.311" calcext:value-type="float">
            <text:p>0.311</text:p>
          </table:table-cell>
          <table:table-cell/>
          <table:table-cell office:value-type="float" office:value="0.075" calcext:value-type="float">
            <text:p>0.075</text:p>
          </table:table-cell>
          <table:table-cell/>
          <table:table-cell office:value-type="float" office:value="-0.171699" calcext:value-type="float">
            <text:p>-0.171699</text:p>
          </table:table-cell>
          <table:table-cell/>
          <table:table-cell table:formula="of:=[.G19]*190" office:value-type="float" office:value="-32.62281" calcext:value-type="float">
            <text:p>-32.62281</text:p>
          </table:table-cell>
          <table:table-cell/>
          <table:table-cell office:value-type="float" office:value="12.33" calcext:value-type="float">
            <text:p>12.33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3123" calcext:value-type="float">
            <text:p>0.312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0.176309" calcext:value-type="float">
            <text:p>-0.176309</text:p>
          </table:table-cell>
          <table:table-cell/>
          <table:table-cell table:formula="of:=[.G20]*190" office:value-type="float" office:value="-33.49871" calcext:value-type="float">
            <text:p>-33.49871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2"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138" calcext:value-type="float">
            <text:p>0.3138</text:p>
          </table:table-cell>
          <table:table-cell/>
          <table:table-cell office:value-type="float" office:value="0.085" calcext:value-type="float">
            <text:p>0.085</text:p>
          </table:table-cell>
          <table:table-cell/>
          <table:table-cell office:value-type="float" office:value="-0.181155" calcext:value-type="float">
            <text:p>-0.181155</text:p>
          </table:table-cell>
          <table:table-cell/>
          <table:table-cell table:formula="of:=[.G21]*190" office:value-type="float" office:value="-34.41945" calcext:value-type="float">
            <text:p>-34.41945</text:p>
          </table:table-cell>
          <table:table-cell/>
          <table:table-cell office:value-type="float" office:value="12.07" calcext:value-type="float">
            <text:p>12.07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3"/>
          <table:table-cell table:formula="of:=[.G22]*190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unpolariz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on number</text:p>
          </table:table-cell>
          <table:table-cell/>
          <table:table-cell office:value-type="string" calcext:value-type="string">
            <text:p>Initial chemical potential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free energy per particle</text:p>
          </table:table-cell>
          <table:table-cell/>
          <table:table-cell office:value-type="string" calcext:value-type="string">
            <text:p>total free energy per 190 el</text:p>
          </table:table-cell>
          <table:table-cell/>
          <table:table-cell office:value-type="string" calcext:value-type="string">
            <text:p>average curvature (per particle)</text:p>
          </table:table-cell>
          <table:table-cell table:number-columns-repeated="2"/>
          <table:table-cell office:value-type="string" calcext:value-type="string">
            <text:p>polarization</text:p>
          </table:table-cell>
        </table:table-row>
        <table:table-row table:style-name="ro1">
          <table:table-cell office:value-type="float" office:value="189.98" calcext:value-type="float">
            <text:p>189.98</text:p>
          </table:table-cell>
          <table:table-cell/>
          <table:table-cell office:value-type="float" office:value="0.0806" calcext:value-type="float">
            <text:p>0.08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13719" calcext:value-type="float">
            <text:p>-0.13719</text:p>
          </table:table-cell>
          <table:table-cell/>
          <table:table-cell table:formula="of:=[.G29]*190" office:value-type="float" office:value="-26.0661" calcext:value-type="float">
            <text:p>-26.0661</text:p>
          </table:table-cell>
          <table:table-cell/>
          <table:table-cell office:value-type="float" office:value="13.77" calcext:value-type="float">
            <text:p>13.7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0821" calcext:value-type="float">
            <text:p>0.0821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-0.137974" calcext:value-type="float">
            <text:p>-0.137974</text:p>
          </table:table-cell>
          <table:table-cell/>
          <table:table-cell table:formula="of:=[.G30]*190" office:value-type="float" office:value="-26.21506" calcext:value-type="float">
            <text:p>-26.21506</text:p>
          </table:table-cell>
          <table:table-cell/>
          <table:table-cell office:value-type="float" office:value="13.74" calcext:value-type="float">
            <text:p>13.74</text:p>
          </table:table-cell>
          <table:table-cell table:number-columns-repeated="3"/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84" calcext:value-type="float">
            <text:p>0.08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0.139013" calcext:value-type="float">
            <text:p>-0.139013</text:p>
          </table:table-cell>
          <table:table-cell/>
          <table:table-cell table:formula="of:=[.G31]*190" office:value-type="float" office:value="-26.41247" calcext:value-type="float">
            <text:p>-26.41247</text:p>
          </table:table-cell>
          <table:table-cell/>
          <table:table-cell office:value-type="float" office:value="13.67" calcext:value-type="float">
            <text:p>13.6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61" calcext:value-type="float">
            <text:p>0.0861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office:value-type="float" office:value="-0.140446" calcext:value-type="float">
            <text:p>-0.140446</text:p>
          </table:table-cell>
          <table:table-cell/>
          <table:table-cell table:formula="of:=[.G32]*190" office:value-type="float" office:value="-26.68474" calcext:value-type="float">
            <text:p>-26.68474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81" calcext:value-type="float">
            <text:p>0.088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142176" calcext:value-type="float">
            <text:p>-0.142176</text:p>
          </table:table-cell>
          <table:table-cell/>
          <table:table-cell table:formula="of:=[.G33]*190" office:value-type="float" office:value="-27.01344" calcext:value-type="float">
            <text:p>-27.01344</text:p>
          </table:table-cell>
          <table:table-cell/>
          <table:table-cell office:value-type="float" office:value="13.51" calcext:value-type="float">
            <text:p>13.5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99" calcext:value-type="float">
            <text:p>0.0899</text:p>
          </table:table-cell>
          <table:table-cell/>
          <table:table-cell office:value-type="float" office:value="0.035" calcext:value-type="float">
            <text:p>0.035</text:p>
          </table:table-cell>
          <table:table-cell/>
          <table:table-cell office:value-type="float" office:value="-0.144248" calcext:value-type="float">
            <text:p>-0.144248</text:p>
          </table:table-cell>
          <table:table-cell/>
          <table:table-cell table:formula="of:=[.G34]*190" office:value-type="float" office:value="-27.40712" calcext:value-type="float">
            <text:p>-27.40712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3"/>
        </table:table-row>
        <table:table-row table:style-name="ro1">
          <table:table-cell office:value-type="float" office:value="190.17" calcext:value-type="float">
            <text:p>190.17</text:p>
          </table:table-cell>
          <table:table-cell/>
          <table:table-cell office:value-type="float" office:value="0.0915" calcext:value-type="float">
            <text:p>0.091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146637" calcext:value-type="float">
            <text:p>-0.146637</text:p>
          </table:table-cell>
          <table:table-cell/>
          <table:table-cell table:formula="of:=[.G35]*190" office:value-type="float" office:value="-27.86103" calcext:value-type="float">
            <text:p>-27.86103</text:p>
          </table:table-cell>
          <table:table-cell/>
          <table:table-cell office:value-type="float" office:value="13.27" calcext:value-type="float">
            <text:p>13.27</text:p>
          </table:table-cell>
          <table:table-cell table:number-columns-repeated="3"/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927" calcext:value-type="float">
            <text:p>0.0927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office:value-type="float" office:value="-0.149379" calcext:value-type="float">
            <text:p>-0.149379</text:p>
          </table:table-cell>
          <table:table-cell/>
          <table:table-cell table:formula="of:=[.G36]*190" office:value-type="float" office:value="-28.38201" calcext:value-type="float">
            <text:p>-28.38201</text:p>
          </table:table-cell>
          <table:table-cell/>
          <table:table-cell office:value-type="float" office:value="13.15" calcext:value-type="float">
            <text:p>13.15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937" calcext:value-type="float">
            <text:p>0.093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0.152397" calcext:value-type="float">
            <text:p>-0.152397</text:p>
          </table:table-cell>
          <table:table-cell/>
          <table:table-cell table:formula="of:=[.G37]*190" office:value-type="float" office:value="-28.95543" calcext:value-type="float">
            <text:p>-28.95543</text:p>
          </table:table-cell>
          <table:table-cell/>
          <table:table-cell office:value-type="float" office:value="13.02" calcext:value-type="float">
            <text:p>13.02</text:p>
          </table:table-cell>
          <table:table-cell table:number-columns-repeated="3"/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944" calcext:value-type="float">
            <text:p>0.0944</text:p>
          </table:table-cell>
          <table:table-cell/>
          <table:table-cell office:value-type="float" office:value="0.055" calcext:value-type="float">
            <text:p>0.055</text:p>
          </table:table-cell>
          <table:table-cell/>
          <table:table-cell office:value-type="float" office:value="-0.15575" calcext:value-type="float">
            <text:p>-0.15575</text:p>
          </table:table-cell>
          <table:table-cell/>
          <table:table-cell table:formula="of:=[.G38]*190" office:value-type="float" office:value="-29.5925" calcext:value-type="float">
            <text:p>-29.5925</text:p>
          </table:table-cell>
          <table:table-cell/>
          <table:table-cell office:value-type="float" office:value="12.88" calcext:value-type="float">
            <text:p>12.88</text:p>
          </table:table-cell>
          <table:table-cell table:number-columns-repeated="3"/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49" calcext:value-type="float">
            <text:p>0.0949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0.159333" calcext:value-type="float">
            <text:p>-0.159333</text:p>
          </table:table-cell>
          <table:table-cell/>
          <table:table-cell table:formula="of:=[.G39]*190" office:value-type="float" office:value="-30.27327" calcext:value-type="float">
            <text:p>-30.27327</text:p>
          </table:table-cell>
          <table:table-cell/>
          <table:table-cell office:value-type="float" office:value="12.74" calcext:value-type="float">
            <text:p>12.74</text:p>
          </table:table-cell>
          <table:table-cell table:number-columns-repeated="3"/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51" calcext:value-type="float">
            <text:p>0.0951</text:p>
          </table:table-cell>
          <table:table-cell/>
          <table:table-cell office:value-type="float" office:value="0.065" calcext:value-type="float">
            <text:p>0.065</text:p>
          </table:table-cell>
          <table:table-cell/>
          <table:table-cell office:value-type="float" office:value="-0.163258" calcext:value-type="float">
            <text:p>-0.163258</text:p>
          </table:table-cell>
          <table:table-cell/>
          <table:table-cell table:formula="of:=[.G40]*190" office:value-type="float" office:value="-31.01902" calcext:value-type="float">
            <text:p>-31.01902</text:p>
          </table:table-cell>
          <table:table-cell/>
          <table:table-cell office:value-type="float" office:value="12.61" calcext:value-type="float">
            <text:p>12.61</text:p>
          </table:table-cell>
          <table:table-cell table:number-columns-repeated="3"/>
        </table:table-row>
        <table:table-row table:style-name="ro1">
          <table:table-cell office:value-type="float" office:value="189.975" calcext:value-type="float">
            <text:p>189.975</text:p>
          </table:table-cell>
          <table:table-cell/>
          <table:table-cell office:value-type="float" office:value="0.095" calcext:value-type="float">
            <text:p>0.09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0.167345" calcext:value-type="float">
            <text:p>-0.167345</text:p>
          </table:table-cell>
          <table:table-cell/>
          <table:table-cell table:formula="of:=[.G41]*190" office:value-type="float" office:value="-31.79555" calcext:value-type="float">
            <text:p>-31.79555</text:p>
          </table:table-cell>
          <table:table-cell/>
          <table:table-cell office:value-type="float" office:value="12.47" calcext:value-type="float">
            <text:p>12.47</text:p>
          </table:table-cell>
          <table:table-cell table:number-columns-repeated="3"/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48" calcext:value-type="float">
            <text:p>0.0948</text:p>
          </table:table-cell>
          <table:table-cell/>
          <table:table-cell office:value-type="float" office:value="0.075" calcext:value-type="float">
            <text:p>0.075</text:p>
          </table:table-cell>
          <table:table-cell/>
          <table:table-cell office:value-type="float" office:value="-0.171726" calcext:value-type="float">
            <text:p>-0.171726</text:p>
          </table:table-cell>
          <table:table-cell/>
          <table:table-cell table:formula="of:=[.G42]*190" office:value-type="float" office:value="-32.62794" calcext:value-type="float">
            <text:p>-32.62794</text:p>
          </table:table-cell>
          <table:table-cell/>
          <table:table-cell office:value-type="float" office:value="12.33" calcext:value-type="float">
            <text:p>12.33</text:p>
          </table:table-cell>
          <table:table-cell table:number-columns-repeated="3"/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0943" calcext:value-type="float">
            <text:p>0.094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0.176311" calcext:value-type="float">
            <text:p>-0.176311</text:p>
          </table:table-cell>
          <table:table-cell/>
          <table:table-cell table:formula="of:=[.G43]*190" office:value-type="float" office:value="-33.49909" calcext:value-type="float">
            <text:p>-33.4990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3"/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0936" calcext:value-type="float">
            <text:p>0.0936</text:p>
          </table:table-cell>
          <table:table-cell/>
          <table:table-cell office:value-type="float" office:value="0.085" calcext:value-type="float">
            <text:p>0.085</text:p>
          </table:table-cell>
          <table:table-cell/>
          <table:table-cell office:value-type="float" office:value="-0.181131" calcext:value-type="float">
            <text:p>-0.181131</text:p>
          </table:table-cell>
          <table:table-cell/>
          <table:table-cell table:formula="of:=[.G44]*190" office:value-type="float" office:value="-34.41489" calcext:value-type="float">
            <text:p>-34.41489</text:p>
          </table:table-cell>
          <table:table-cell/>
          <table:table-cell office:value-type="float" office:value="12.07" calcext:value-type="float">
            <text:p>12.0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3"/>
          <table:table-cell table:formula="of:=[.G45]*190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13:38:21.307495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3:17:37.266616847</meta:creation-date>
    <dc:date>2023-12-04T13:38:37.823399189</dc:date>
    <meta:editing-duration>PT6H5M53S</meta:editing-duration>
    <meta:editing-cycles>27</meta:editing-cycles>
    <meta:generator>LibreOffice/7.6.3.2$Linux_X86_64 LibreOffice_project/60$Build-2</meta:generator>
    <meta:document-statistic meta:table-count="1" meta:cell-count="231" meta:object-count="0"/>
  </office:meta>
</office:document-meta>
</file>